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6"/>
    <style:style style:name="P5" style:family="paragraph" style:parent-style-name="Standard" style:list-style-name="L7"/>
    <style:style style:name="P6" style:family="paragraph" style:parent-style-name="Standard" style:list-style-name="L8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/text:p>
      <text:p text:style-name="Standard"/>
      <text:p text:style-name="Standard"/>
      <text:p text:style-name="Standard"><text:tab/><text:tab/><text:tab/><text:tab/><text:tab/><text:tab/>User Interface</text:p>
      <text:p text:style-name="Standard"/>
      <text:p text:style-name="Standard">Elemente design</text:p>
      <text:p text:style-name="Standard"/>
      <text:p text:style-name="Standard"/>
      <text:p text:style-name="Standard">Interfata este compusa din 5 parti distincte</text:p>
      <text:p text:style-name="Standard"/>
      <text:list xml:id="list2098725333832692227" text:style-name="L1">
        <text:list-item>
          <text:list>
            <text:list-header>
              <text:p text:style-name="P1">1 Meniu principal</text:p>
              <text:p text:style-name="P1">2 Panou optiuni</text:p>
              <text:p text:style-name="P1">3 Panou start game</text:p>
              <text:p text:style-name="P1">4 Main Screen \ Panou dinamic ingame</text:p>
            </text:list-header>
          </text:list>
        </text:list-item>
      </text:list>
      <text:p text:style-name="Standard"/>
      <text:p text:style-name="Standard">1 Meniu principal</text:p>
      <text:p text:style-name="Standard"><text:tab/>O lista verticala cu principalele optiuni ale jocului</text:p>
      <text:list xml:id="list3387325584283285232" text:style-name="L3">
        <text:list-item>
          <text:list>
            <text:list-item>
              <text:list>
                <text:list-item>
                  <text:p text:style-name="P2">Start game</text:p>
                </text:list-item>
                <text:list-item>
                  <text:p text:style-name="P2">Continue game</text:p>
                </text:list-item>
                <text:list-item>
                  <text:p text:style-name="P2">Options</text:p>
                </text:list-item>
                <text:list-item>
                  <text:p text:style-name="P2">Exit game</text:p>
                </text:list-item>
              </text:list>
            </text:list-item>
          </text:list>
        </text:list-item>
      </text:list>
      <text:p text:style-name="Standard"/>
      <text:p text:style-name="Standard">2 Panou optiuni</text:p>
      <text:p text:style-name="Standard"/>
      <text:p text:style-name="Standard"><text:tab/>Un panou unde se gasesc variile setari ale jocului, oricare or fi ele</text:p>
      <text:p text:style-name="Standard"/>
      <text:p text:style-name="Standard">3 Panou start game</text:p>
      <text:p text:style-name="Standard"/>
      <text:p text:style-name="Standard"><text:tab/>Panou relativ important. Aici jucatorul initiaza o instanta de dungeon.</text:p>
      <text:p text:style-name="Standard"><text:tab/>Este compusa din urmatoarele elemente</text:p>
      <text:p text:style-name="Standard"/>
      <text:list xml:id="list7252064209307553794" text:style-name="L7">
        <text:list-item>
          <text:list>
            <text:list-item>
              <text:p text:style-name="P5">Grid sau lista cu artefactele curente</text:p>
            </text:list-item>
          </text:list>
        </text:list-item>
      </text:list>
      <text:list xml:id="list4936257666351759866" text:style-name="L6">
        <text:list-item>
          <text:list>
            <text:list-item>
              <text:p text:style-name="P4">Grid sau lista de echipat artefacte (3 sloturi)</text:p>
            </text:list-item>
            <text:list-item>
              <text:p text:style-name="P4">Viewer 3d la un model high poly al personajului ales</text:p>
            </text:list-item>
            <text:list-item>
              <text:p text:style-name="P4">Field de text cu descrierea artefacului</text:p>
            </text:list-item>
          </text:list>
        </text:list-item>
      </text:list>
      <text:list xml:id="list3591464768238375127" text:style-name="L4">
        <text:list-item>
          <text:list>
            <text:list-item>
              <text:p text:style-name="P3">Field de text cu descriere personajului</text:p>
            </text:list-item>
          </text:list>
        </text:list-item>
      </text:list>
      <text:p text:style-name="Standard"/>
      <text:p text:style-name="Standard"><text:tab/>Aceste artefacte vor fi reprezentate cu icoane mari, cat si cu model 3d pe personaj in viewer.</text:p>
      <text:p text:style-name="Standard"/>
      <text:p text:style-name="Standard"/>
      <text:p text:style-name="Standard"/>
      <text:p text:style-name="Standard">4 Main Screen \ Panou dinamic ingame</text:p>
      <text:p text:style-name="Standard"><text:tab/>Acesta este panoul cu care jucatorul va avea cea mai mare interactiune.</text:p>
      <text:p text:style-name="Standard"><text:tab/>Desigur suntem pe mobil, deci nu este nevoie de butoane, majoritatea actiunilor vor fi facute prin touchscreen. </text:p>
      <text:p text:style-name="Standard"><text:tab/>Elementele de ui :</text:p>
      <text:list xml:id="list8122904348036300708" text:style-name="L8">
        <text:list-item>
          <text:list>
            <text:list-item>
              <text:p text:style-name="P6">Indicator HP – posibil reprezentat prin inimioare pentru puncte de viata, si ceva biluta albastra pentru shield. Pozitionat undeva in partea de jos a ecranului.</text:p>
            </text:list-item>
            <text:list-item>
              <text:p text:style-name="P6">Elemente vizuale dinamice care sa ofere feedback jucatorului, ex – un mic distort cand tapui pe ecran, outline in jurul obiectului selectat</text:p>
            </text:list-item>
            <text:list-item>
              <text:p text:style-name="P6">Un field de text care apare dinamic pe ecran, posibil cu portretul personajului, obiectului <text:soft-page-break/>care este sursa textului</text:p>
            </text:list-item>
          </text:list>
        </text:list-item>
        <text:list-item>
          <text:p text:style-name="P6"><text:s/>Panou upg ingame - <text:tab/>Aici jucatorul va gasi reprezentat grafic toate imbunatirile care ii vor fi disponibile pe parcursul dungeonului.</text:p>
          <text:list>
            <text:list-header>
              <text:p text:style-name="P6"/>
            </text:list-header>
          </text:list>
        </text:list-item>
      </text:list>
      <text:p text:style-name="Standard"/>
      <text:p text:style-name="Standard"/>
      <text:list xml:id="list34571554" text:continue-list="list2098725333832692227" text:style-name="L1">
        <text:list-item>
          <text:list>
            <text:list-header>
              <text:p text:style-name="P1"/>
            </text:list-header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M49S</meta:editing-duration>
    <meta:editing-cycles>3</meta:editing-cycles>
    <meta:generator>OpenOffice/4.1.1$Win32 OpenOffice.org_project/411m6$Build-9775</meta:generator>
    <dc:date>2015-07-03T14:40:12.11</dc:date>
    <meta:document-statistic meta:table-count="0" meta:image-count="0" meta:object-count="0" meta:page-count="2" meta:paragraph-count="33" meta:word-count="272" meta:character-count="1605"/>
    <dc:creator>asd fsd</dc:creator>
    <meta:user-defined meta:name="Info 1"/>
    <meta:user-defined meta:name="Info 2"/>
    <meta:user-defined meta:name="Info 3"/>
    <meta:user-defined meta:name="Info 4"/>
  </office:meta>
</office:document-meta>
</file>